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2pt" fo:font-weight="bold" fo:background-color="#ff333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2pt" fo:font-weight="bold" fo:background-color="#ff00cc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2pt" fo:font-weight="bold" fo:background-color="#ff660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2pt" fo:font-weight="bold" fo:background-color="#ffff00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2pt" fo:font-weight="bold" fo:background-color="#66ff66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2pt" fo:font-weight="bold" fo:background-color="#3333ff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2pt" fo:font-weight="bold" fo:background-color="#9900ff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12pt" fo:font-weight="bold" fo:background-color="#000000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2pt" fo:font-weight="bold" fo:background-color="#000000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justify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justify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justify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text-align="justify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7">
      <style:paragraph-properties fo:text-align="justify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8">
      <style:paragraph-properties fo:text-align="justify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9">
      <style:paragraph-properties fo:text-align="justify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10">
      <style:paragraph-properties fo:text-align="justify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11">
      <style:paragraph-properties fo:text-align="justify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12">
      <style:paragraph-properties fo:text-align="justify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13">
      <style:paragraph-properties fo:text-align="justify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14">
      <style:paragraph-properties fo:text-align="justify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15">
      <style:paragraph-properties fo:text-align="justify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16">
      <style:paragraph-properties fo:text-align="justify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16cm" fo:text-indent="-0.635cm" fo:margin-left="2.61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1cm" fo:text-indent="-0.635cm" fo:margin-left="3.25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86cm" fo:text-indent="-0.635cm" fo:margin-left="3.88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21cm" fo:text-indent="-0.635cm" fo:margin-left="4.52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56cm" fo:text-indent="-0.635cm" fo:margin-left="5.15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91cm" fo:text-indent="-0.635cm" fo:margin-left="5.79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26cm" fo:text-indent="-0.635cm" fo:margin-left="6.42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61cm" fo:text-indent="-0.635cm" fo:margin-left="7.06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96cm" fo:text-indent="-0.635cm" fo:margin-left="7.69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31cm" fo:text-indent="-0.635cm" fo:margin-left="8.331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 1 - <text:s/>PLANIFICACIÓN DE INTERFACES GRÁFICAS:</text:p>
      <text:p text:style-name="P2"/>
      <text:p text:style-name="P2">El diseño es el proceso previo de configuración mental en la búsqueda de una solución. Es una tarea compleja y dinámica.</text:p>
      <text:p text:style-name="P2">Consiste en integrar un conjunto de requisitos técnicos, sociales y económicos, necesidades biológicas con efectos psicológicos y de materiales, forma, color, volumen y espacio. Todo ello pensado e interrelacionado con el entorno.</text:p>
      <text:p text:style-name="P2"/>
      <text:p text:style-name="P2">El diseño web afectará directamente en la satisfacción del usuario. </text:p>
      <text:p text:style-name="P2">Las primeras impresiones se obtienen a nivel visual, las siguientes a nivel funcional.</text:p>
      <text:p text:style-name="P2">Se debe buscar un equilibrio entre los elementos de la página, buscando unidad gráfica y comunicación eficaz.</text:p>
      <text:p text:style-name="P2">Se tienen que generar soluciones adecuadas a las necesidades del usuario.</text:p>
      <text:p text:style-name="P2"/>
      <text:p text:style-name="P2">La percepción visual se trata del proceso mediante el cual el cerebro capta información en forma de luz exterior y la transforma en una recreación propia.</text:p>
      <text:p text:style-name="P2"/>
      <text:p text:style-name="P3">→ Fundamentos de la composición:</text:p>
      <text:p text:style-name="P2">Componer es ordenar los elementos visuales de forma adecuada a nuestra comunicación y necesidades.</text:p>
      <text:p text:style-name="P2"><text:span text:style-name="T1">Factores</text:span>: </text:p>
      <text:p text:style-name="P14">· Componentes psicosomáticos: cómo el cerebro recoge la información y la interpreta.</text:p>
      <text:p text:style-name="P14">· Componentes culturales: Los códigos de colores no son iguales en todo el mundo.</text:p>
      <text:p text:style-name="P14">· Experiencias personales.</text:p>
      <text:p text:style-name="P2"><text:s/></text:p>
      <text:p text:style-name="P2">Hay que seguir unas “normas” básicas: </text:p>
      <text:p text:style-name="P2">· Elegancia y simplicidad.</text:p>
      <text:list xml:id="list6487254125133950661" text:style-name="L1">
        <text:list-item>
          <text:p text:style-name="P16">Elegancia: elegir cuidadosamente y con refinamiento.</text:p>
        </text:list-item>
        <text:list-item>
          <text:p text:style-name="P16">Simplicidad: elegir los elementos mínimos y más acordes a un problema. Los diseños simples se aprenden antes, se reconocen mejor, tienen mayor impacto positivo y son más usables que los complejos.</text:p>
        </text:list-item>
      </text:list>
      <text:p text:style-name="P2"/>
      <text:p text:style-name="P2"><text:tab/>Principios:</text:p>
      <text:list xml:id="list7666891859789751631" text:style-name="L2">
        <text:list-item>
          <text:p text:style-name="P17">Unidad: los diseños más elegantes producen máxima satisfacción con un mínimo número de elementos.</text:p>
        </text:list-item>
        <text:list-item>
          <text:p text:style-name="P17">Refinamiento: el diseño se va puliendo desde una interfaz más compleja eliminando lo superfluo.</text:p>
        </text:list-item>
        <text:list-item>
          <text:p text:style-name="P17">Fitness: los diseños se evalúan en conjunto, junto a la capacidad para resolver el problema concreto.</text:p>
          <text:p text:style-name="P17"/>
          <text:p text:style-name="P17">→ Errores comunes:</text:p>
          <text:list>
            <text:list-item>
              <text:p text:style-name="P17">Ruido visual (gran cantidad de elementos).</text:p>
            </text:list-item>
            <text:list-item>
              <text:p text:style-name="P17">Interferencia entre elementos.</text:p>
            </text:list-item>
            <text:list-item>
              <text:p text:style-name="P17">Estructuras complejas a nivel visual.</text:p>
            </text:list-item>
            <text:list-item>
              <text:p text:style-name="P17">Reelaborar lo obvio (redundancias).</text:p>
            </text:list-item>
            <text:list-item>
              <text:p text:style-name="P17">Detalles excesivos.</text:p>
            </text:list-item>
          </text:list>
        </text:list-item>
      </text:list>
      <text:p text:style-name="P2"/>
      <text:p text:style-name="P2"/>
      <text:p text:style-name="P2"><text:soft-page-break/><text:tab/>Técnicas de diseño:</text:p>
      <text:list xml:id="list2422169307667017524" text:style-name="L3">
        <text:list-item>
          <text:list>
            <text:list-item>
              <text:p text:style-name="P18">Reducir el diseño a lo esencial</text:p>
            </text:list-item>
            <text:list-item>
              <text:p text:style-name="P18">Regularizar los elementos</text:p>
            </text:list-item>
            <text:list-item>
              <text:p text:style-name="P18">Combinar elementos para el máximo aprovechamiento.</text:p>
              <text:p text:style-name="P18"/>
            </text:list-item>
          </text:list>
        </text:list-item>
      </text:list>
      <text:p text:style-name="P2">· Escala, contraste y proporción.</text:p>
      <text:list xml:id="list7015553295664107509" text:style-name="L4">
        <text:list-item>
          <text:p text:style-name="P19">Escala: relación de tamaño entre los elementos.</text:p>
        </text:list-item>
        <text:list-item>
          <text:p text:style-name="P19">Contraste: diferencias notables entre las formas, dimensiones, colores, posiciones... de los elementos.</text:p>
        </text:list-item>
        <text:list-item>
          <text:p text:style-name="P19">Proporción: balance y armonía entre la relación de los elementos.</text:p>
        </text:list-item>
      </text:list>
      <text:p text:style-name="P2"/>
      <text:p text:style-name="P2"><text:tab/>Principios:</text:p>
      <text:list xml:id="list1868400965238832051" text:style-name="L5">
        <text:list-item>
          <text:list>
            <text:list-item>
              <text:p text:style-name="P20">Claridad o intencionalidad para proporcionar.</text:p>
            </text:list-item>
            <text:list-item>
              <text:p text:style-name="P20">Armonía o buena organización.</text:p>
              <text:p text:style-name="P20"/>
              <text:p text:style-name="P20">→ Errores comunes:</text:p>
              <text:list>
                <text:list-item>
                  <text:p text:style-name="P20">Contraste insuficiente o excesivo.</text:p>
                </text:list-item>
                <text:list-item>
                  <text:p text:style-name="P20">Diseños complejos.</text:p>
                </text:list-item>
                <text:list-item>
                  <text:p text:style-name="P20">Tensión espacial (aire).</text:p>
                </text:list-item>
                <text:list-item>
                  <text:p text:style-name="P20">Sobreextensión o demasiado aire.</text:p>
                </text:list-item>
                <text:list-item>
                  <text:p text:style-name="P20">Dimensiones no proporcionadas.</text:p>
                </text:list-item>
              </text:list>
            </text:list-item>
          </text:list>
        </text:list-item>
      </text:list>
      <text:p text:style-name="P2"/>
      <text:p text:style-name="P2"><text:tab/>Técnicas de diseño:</text:p>
      <text:list xml:id="list7769037920812267692" text:style-name="L6">
        <text:list-item>
          <text:p text:style-name="P21">Integración por tamaño.</text:p>
        </text:list-item>
        <text:list-item>
          <text:p text:style-name="P21">Establecer regiones.</text:p>
          <text:p text:style-name="P21"/>
        </text:list-item>
      </text:list>
      <text:p text:style-name="P2">· Organización y estructura visual.</text:p>
      <text:p text:style-name="P2"><text:tab/>Principios:</text:p>
      <text:list xml:id="list9110205316931421436" text:style-name="L7">
        <text:list-item>
          <text:list>
            <text:list-item>
              <text:p text:style-name="P22">Agrupar elementos similares centrando la atención sobre los más simples.</text:p>
            </text:list-item>
            <text:list-item>
              <text:p text:style-name="P22">Usar bien las relaciones entre elementos para agrupar.</text:p>
            </text:list-item>
            <text:list-item>
              <text:p text:style-name="P22">Balance, la visualización debe ser agradable y equilibrada.</text:p>
            </text:list-item>
          </text:list>
        </text:list-item>
      </text:list>
      <text:p text:style-name="P2"><text:tab/></text:p>
      <text:p text:style-name="P2"><text:tab/>→ Errores más comunes: </text:p>
      <text:list xml:id="list6604772837704375939" text:style-name="L8">
        <text:list-item>
          <text:p text:style-name="P23">Mala organización.</text:p>
        </text:list-item>
        <text:list-item>
          <text:p text:style-name="P23">Simetría conflictiva.</text:p>
        </text:list-item>
        <text:list-item>
          <text:p text:style-name="P23">Relaciones internas ambiguas.</text:p>
        </text:list-item>
        <text:list-item>
          <text:p text:style-name="P23">Alineación de etiquetas y no de controles.</text:p>
        </text:list-item>
        <text:list-item>
          <text:p text:style-name="P23">No alinear el todo.</text:p>
        </text:list-item>
        <text:list-item>
          <text:p text:style-name="P23">Distribución y agrupamiento innadecuado.</text:p>
        </text:list-item>
        <text:list-item>
          <text:p text:style-name="P23">Excesiva densidad informativa.</text:p>
        </text:list-item>
      </text:list>
      <text:p text:style-name="P2"/>
      <text:p text:style-name="P2"><text:tab/>Técnicas de diseño: </text:p>
      <text:list xml:id="list5973369065035172624" text:style-name="L9">
        <text:list-item>
          <text:list>
            <text:list-item>
              <text:p text:style-name="P24">Planificación.</text:p>
            </text:list-item>
            <text:list-item>
              <text:p text:style-name="P24">Simetria para el balance.</text:p>
            </text:list-item>
            <text:list-item>
              <text:p text:style-name="P24">Alineación.</text:p>
            </text:list-item>
            <text:list-item>
              <text:p text:style-name="P24">Ajuste óptico.</text:p>
            </text:list-item>
            <text:list-item>
              <text:p text:style-name="P24">Espacio negativo (añadir espacio dónde sea necesario para resaltar).</text:p>
            </text:list-item>
          </text:list>
        </text:list-item>
      </text:list>
      <text:p text:style-name="P2"><text:soft-page-break/>COLOR, TIPOGRAFÍA E ICONOS</text:p>
      <text:p text:style-name="P2">El color es una propiedad que tienen los objetos y que podemos percibir gracias a la luz. El objeto refleja todos los colores menos del que realmente es, por lo tanto si refleja todos los colores es blanco y si los absorbe todos es negro.</text:p>
      <text:p text:style-name="P2"/>
      <text:p text:style-name="P2">Propiedades del color:</text:p>
      <text:p text:style-name="P2">· Tono (hue): diferencia un color de otro y mediante el cual designamos los nombres de los colores.</text:p>
      <text:p text:style-name="P2">· Saturación: intensidad o pureza de un color, varía según la cantidad de luz que tenga.</text:p>
      <text:p text:style-name="P2">· Luminosidad: cantidad de luz que refleja un color, es decir cómo de oscuro o claro es.</text:p>
      <text:p text:style-name="P2"/>
      <text:p text:style-name="P2">Tipos de color:</text:p>
      <text:list xml:id="list1011940515373460745" text:style-name="L10">
        <text:list-item>
          <text:p text:style-name="P25">Primarios.</text:p>
        </text:list-item>
        <text:list-item>
          <text:p text:style-name="P25">Secundarios</text:p>
        </text:list-item>
        <text:list-item>
          <text:p text:style-name="P25">Complementarios.</text:p>
        </text:list-item>
        <text:list-item>
          <text:p text:style-name="P25">Armónicos (unos al lado de otros).</text:p>
        </text:list-item>
        <text:list-item>
          <text:p text:style-name="P25">Cálidos (rojo-amarillo).</text:p>
        </text:list-item>
        <text:list-item>
          <text:p text:style-name="P25">Fríos (azul-verde).</text:p>
        </text:list-item>
      </text:list>
      <text:p text:style-name="P2"/>
      <text:p text:style-name="P13">Psicología del color:</text:p>
      <text:p text:style-name="P13"/>
      <text:p text:style-name="P4"><text:s/>Amor, energía, fuerza, poder, pasión, peligro. </text:p>
      <text:p text:style-name="P5"><text:s/>Feminidad, infancia, dulzura. </text:p>
      <text:p text:style-name="P6"><text:s/>Amistad, valor, confianza, éxito, calidez. </text:p>
      <text:p text:style-name="P7"><text:s/>Felicidad, optimismo, energía, vitalidad, entusiasmo. </text:p>
      <text:p text:style-name="P8"><text:s/>Tierra, medio ambiente, dinero, nuevo, fertilidad, frescura. </text:p>
      <text:p text:style-name="P9"><text:s/>Paz, confianza, salud, seriedad, calma, tradición, profesionalidad. </text:p>
      <text:p text:style-name="P10"><text:s/>Espiritualidad, lujo, ambición, sabiduría, misterio. </text:p>
      <text:p text:style-name="P11"><text:s/>Elegancia, formalidad, protección, clase, sofisticación. </text:p>
      <text:p text:style-name="P11"/>
      <text:p text:style-name="P12"/>
      <text:p text:style-name="P2">Dos tipos de colores según el dispositivo:</text:p>
      <text:list xml:id="list8904314130025553996" text:style-name="L11">
        <text:list-item>
          <text:p text:style-name="P26">Colores luz (RBG).</text:p>
        </text:list-item>
        <text:list-item>
          <text:p text:style-name="P26">Colores pigmento (CMYK).</text:p>
        </text:list-item>
      </text:list>
      <text:p text:style-name="P2">En HTML se usa el esquema RGB hexadecimal (#RRGGBB).</text:p>
      <text:p text:style-name="P2"/>
      <text:p text:style-name="P2">Paleta de color: es el conjunto de colores que usamos en el desarrollo. Se debe elegir antes de comenzar a diseñar y debería estar relacionada con le proyecto que vamos a crear.</text:p>
      <text:p text:style-name="P2"><text:tab/>→ Reglas para crear tu propia paleta de colores:</text:p>
      <text:list xml:id="list3577357931569741400" text:style-name="L12">
        <text:list-item>
          <text:p text:style-name="P27">Combina el tono total de la infografía.</text:p>
          <text:p text:style-name="P27">Colores que se adapten a la marca (coca-cola = rojo, terror = oscuros...)</text:p>
        </text:list-item>
        <text:list-item>
          <text:p text:style-name="P27">Elige colores que funcionen bien juntos.</text:p>
          <text:p text:style-name="P27">· Monocromático.</text:p>
          <text:p text:style-name="P27">· Complementarios, colores opuestos en el círculo cromático. Denota contraste e interés, llaman mucho la atención.</text:p>
          <text:p text:style-name="P27">· Análogos: se encuentran al lado en el círculo cromático.</text:p>
          <text:p text:style-name="P27">· Triada: son 3 colores que se encuentran a la misma distancia en el círculo cromático. Creamos combinaciones vibrantes y atractivas. Se debe usar un color dominante y los otros dos para acentuar.</text:p>
          <text:p text:style-name="P27">· Tétrada: son 4 colores que se encuentran a la misma distancia en el círculo <text:soft-page-break/>cromático. Se debe usar un color dominante y los otros dos para acentuar.</text:p>
        </text:list-item>
        <text:list-item>
          <text:p text:style-name="P27">2 o 3 colores como máximo.</text:p>
        </text:list-item>
      </text:list>
      <text:p text:style-name="P2"><text:tab/><text:tab/>Debe haber un color predominante que se usará en una proporción del 60%. </text:p>
      <text:p text:style-name="P2"><text:tab/><text:tab/>Otro secundario que se usará en un 30% aproximadamente.</text:p>
      <text:p text:style-name="P2"><text:tab/><text:tab/>Se deberá dejar un color, el más llamativo, para el 10% restante que se utilizará para <text:tab/><text:tab/>botones o elementos de alto valor estratégico.</text:p>
      <text:p text:style-name="P2"/>
      <text:p text:style-name="P2">Herramientas para combinar colores:</text:p>
      <text:list xml:id="list565214024825632119" text:style-name="L13">
        <text:list-item>
          <text:p text:style-name="P28">Adobe color CC: crear tu propia paleta.</text:p>
        </text:list-item>
        <text:list-item>
          <text:p text:style-name="P28">Paletton: crear tu propia paleta.</text:p>
        </text:list-item>
        <text:list-item>
          <text:p text:style-name="P28">Coolors: paletas en tendencia.</text:p>
        </text:list-item>
        <text:list-item>
          <text:p text:style-name="P28">Colordot: elegir un color aleatorio.</text:p>
        </text:list-item>
      </text:list>
      <text:p text:style-name="P2"/>
      <text:p text:style-name="P2">Tipografía:</text:p>
      <text:p text:style-name="P2">Es el tipo de fuente que se utiliza en el diseño de interfaces. Las agrupamos en las siguientes familias:</text:p>
      <text:list xml:id="list4751303485805483600" text:style-name="L14">
        <text:list-item>
          <text:p text:style-name="P29">Serif: tienen adorno en los remates. </text:p>
        </text:list-item>
        <text:list-item>
          <text:p text:style-name="P29">Sans-serif: no tienen remates.</text:p>
        </text:list-item>
        <text:list-item>
          <text:p text:style-name="P29">Script: imitan la caligrafía, su legibilidad es escasa.</text:p>
        </text:list-item>
        <text:list-item>
          <text:p text:style-name="P29">Decorativas: informal y para fines muy específicos.</text:p>
        </text:list-item>
      </text:list>
      <text:p text:style-name="P2"/>
      <text:p text:style-name="P2"><text:tab/><text:a xlink:type="simple" xlink:href="http://Www.google.com/fonts" text:style-name="Internet_20_link" text:visited-style-name="Visited_20_Internet_20_Link">Www.google.com/fonts</text:a></text:p>
      <text:p text:style-name="P2"><text:tab/><text:a xlink:type="simple" xlink:href="http://www.dafont.com/" text:style-name="Internet_20_link" text:visited-style-name="Visited_20_Internet_20_Link">www.dafont.com</text:a></text:p>
      <text:p text:style-name="P2"/>
      <text:p text:style-name="P2">Iconos:</text:p>
      <text:p text:style-name="P2">Es un signo simplificado que mantiene una relación de semejanza con el objeto representado.</text:p>
      <text:p text:style-name="P2">La elección de los iconos es algo muy importante para que el usuario pueda determinar rápidamente su significado. Lo ideal es usar iconos a los que el usuario ya está acostumbrado. </text:p>
      <text:p text:style-name="P2">Reglas de estilo:</text:p>
      <text:list xml:id="list6470572178387682615" text:style-name="L15">
        <text:list-item>
          <text:p text:style-name="P30">Usar los estándares ya existentes (lupa para buscar, carrito o cesta para los pedidos...)</text:p>
        </text:list-item>
        <text:list-item>
          <text:p text:style-name="P30">Crear iconos reconocibles por su significado.</text:p>
        </text:list-item>
        <text:list-item>
          <text:p text:style-name="P30">Dar profundidad a los diseños</text:p>
        </text:list-item>
        <text:list-item>
          <text:p text:style-name="P30">Tener en cuenta el significado en las diferentes culturas.</text:p>
        </text:list-item>
        <text:list-item>
          <text:p text:style-name="P30">Crear varios packs de iconos y hacer pruebas con usuarios.</text:p>
        </text:list-item>
        <text:list-item>
          <text:p text:style-name="P30">No usarlos en funciones críticas.</text:p>
        </text:list-item>
      </text:list>
      <text:p text:style-name="P2"/>
      <text:p text:style-name="P2"><text:tab/><text:a xlink:type="simple" xlink:href="http://Www.webiconset.com/" text:style-name="Internet_20_link" text:visited-style-name="Visited_20_Internet_20_Link">Www.webiconset.com</text:a></text:p>
      <text:p text:style-name="P2"><text:tab/><text:a xlink:type="simple" xlink:href="http://www.flaticon.es/" text:style-name="Internet_20_link" text:visited-style-name="Visited_20_Internet_20_Link">www.flaticon.es</text:a></text:p>
      <text:p text:style-name="P2"/>
      <text:p text:style-name="P2">COMPONENTES DE UNA INTERFAZ WEB:</text:p>
      <text:list xml:id="list5887264743912448602" text:style-name="L16">
        <text:list-item>
          <text:p text:style-name="P31">Elementos de navegación: permiten al usuario moverse por las secciones de la web, deben ser intuitivos:</text:p>
          <text:list>
            <text:list-item>
              <text:p text:style-name="P31">Home.</text:p>
            </text:list-item>
            <text:list-item>
              <text:p text:style-name="P31">Menú principal: parte superior de la web bajo el logotipo. Las secciones tiene que estar bien identificadas y ser intuitivas.</text:p>
            </text:list-item>
            <text:list-item>
              <text:p text:style-name="P31">Migas de pan: Debajo del logo es una línea de texto donde podemos encontrar en la parte del menú que estamos. Pj: Home &gt; Ordenadores &gt; Portatiles &gt; HP.</text:p>
            </text:list-item>
          </text:list>
        </text:list-item>
      </text:list>
      <text:p text:style-name="P2"/>
      <text:p text:style-name="P2"><text:soft-page-break/>- Elementos de interacción: zonas de la web en las que 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ura martin</meta:initial-creator>
    <meta:creation-date>2020-09-21T00:34:41.54</meta:creation-date>
    <dc:date>2020-09-25T10:11:32.67</dc:date>
    <dc:creator>laura martin</dc:creator>
    <meta:editing-duration>PT1H34M7S</meta:editing-duration>
    <meta:editing-cycles>21</meta:editing-cycles>
    <meta:generator>OpenOffice/4.1.7$Win32 OpenOffice.org_project/417m1$Build-9800</meta:generator>
    <meta:document-statistic meta:table-count="0" meta:image-count="0" meta:object-count="0" meta:page-count="5" meta:paragraph-count="140" meta:word-count="1190" meta:character-count="7467"/>
  </office:meta>
</office:document-meta>
</file>